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5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keyAdded</text:p>
          </table:table-cell>
          <table:table-cell table:number-columns-repeated="54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6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 table:style-name="ro1">
          <table:table-cell table:number-columns-repeated="54"/>
          <table:table-cell office:value-type="string">
            <text:p>has_global_flag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/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3" office:value-type="string">
            <text:p>0.3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0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1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4"/>
          <table:table-cell office:value-type="string">
            <text:p>1.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/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table:number-columns-repeated="13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5-06-2018</text:date>, <text:time>18:0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5T18:01:33.82</dc:date>
    <dc:creator>Alexandre Madeira</dc:creator>
    <meta:editing-duration>PT42M20S</meta:editing-duration>
    <meta:editing-cycles>2</meta:editing-cycles>
    <meta:document-statistic meta:table-count="1" meta:cell-count="1417" meta:object-count="0"/>
  </office:meta>
</office:document-meta>
</file>